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8689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dmm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Decentral max time prediction</text:p>
          </table:table-cell>
          <table:table-cell office:value-type="string" calcext:value-type="string">
            <text:p>Actual max time</text:p>
          </table:table-cell>
          <table:table-cell office:value-type="string" calcext:value-type="string">
            <text:p>Percent change in max time</text:p>
          </table:table-cell>
          <table:table-cell office:value-type="string" calcext:value-type="string">
            <text:p>Time taken for solving the problem</text:p>
          </table:table-cell>
          <table:table-cell table:style-name="Default" office:value-type="string" calcext:value-type="string">
            <text:p>All tasks covered</text:p>
          </table:table-cell>
        </table:table-row>
        <table:table-row table:style-name="ro1">
          <table:table-cell office:value-type="string" calcext:value-type="string">
            <text:p>00_4_8_2_0</text:p>
          </table:table-cell>
          <table:table-cell office:value-type="float" office:value="574.380112819117" calcext:value-type="float">
            <text:p>574.380112819117</text:p>
          </table:table-cell>
          <table:table-cell office:value-type="float" office:value="574.380112819117" calcext:value-type="float">
            <text:p>574.380112819117</text:p>
          </table:table-cell>
          <table:table-cell office:value-type="float" office:value="-0.0000000000000197929620445299" calcext:value-type="float">
            <text:p>-1.97929620445299E-14</text:p>
          </table:table-cell>
          <table:table-cell office:value-type="float" office:value="3.38897156715393" calcext:value-type="float">
            <text:p>3.388971567153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_4_8_2_1</text:p>
          </table:table-cell>
          <table:table-cell table:number-columns-repeated="2" office:value-type="float" office:value="509.09992165655" calcext:value-type="float">
            <text:p>509.09992165655</text:p>
          </table:table-cell>
          <table:table-cell office:value-type="float" office:value="0" calcext:value-type="float">
            <text:p>0</text:p>
          </table:table-cell>
          <table:table-cell office:value-type="float" office:value="0.561009407043457" calcext:value-type="float">
            <text:p>0.5610094070434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_4_8_2_2</text:p>
          </table:table-cell>
          <table:table-cell office:value-type="float" office:value="560.983516488371" calcext:value-type="float">
            <text:p>560.983516488371</text:p>
          </table:table-cell>
          <table:table-cell office:value-type="float" office:value="560.983516487138" calcext:value-type="float">
            <text:p>560.983516487138</text:p>
          </table:table-cell>
          <table:table-cell office:value-type="float" office:value="0.000000000219861808090645" calcext:value-type="float">
            <text:p>2.19861808090645E-10</text:p>
          </table:table-cell>
          <table:table-cell office:value-type="float" office:value="2.04152035713196" calcext:value-type="float">
            <text:p>2.041520357131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3_4_8_2_3</text:p>
          </table:table-cell>
          <table:table-cell office:value-type="float" office:value="1007.53030610577" calcext:value-type="float">
            <text:p>1007.53030610577</text:p>
          </table:table-cell>
          <table:table-cell office:value-type="float" office:value="982.916068764664" calcext:value-type="float">
            <text:p>982.916068764664</text:p>
          </table:table-cell>
          <table:table-cell office:value-type="float" office:value="2.44302699302824" calcext:value-type="float">
            <text:p>2.44302699302824</text:p>
          </table:table-cell>
          <table:table-cell office:value-type="float" office:value="1.50567245483398" calcext:value-type="float">
            <text:p>1.505672454833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4_4_8_2_4</text:p>
          </table:table-cell>
          <table:table-cell office:value-type="float" office:value="564.79221025441" calcext:value-type="float">
            <text:p>564.79221025441</text:p>
          </table:table-cell>
          <table:table-cell office:value-type="float" office:value="556.792210253308" calcext:value-type="float">
            <text:p>556.792210253308</text:p>
          </table:table-cell>
          <table:table-cell office:value-type="float" office:value="1.41645013083625" calcext:value-type="float">
            <text:p>1.41645013083625</text:p>
          </table:table-cell>
          <table:table-cell office:value-type="float" office:value="2.22240614891052" calcext:value-type="float">
            <text:p>2.2224061489105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5_4_8_2_5</text:p>
          </table:table-cell>
          <table:table-cell office:value-type="float" office:value="841.101828993886" calcext:value-type="float">
            <text:p>841.101828993886</text:p>
          </table:table-cell>
          <table:table-cell office:value-type="float" office:value="830.319274594617" calcext:value-type="float">
            <text:p>830.319274594617</text:p>
          </table:table-cell>
          <table:table-cell office:value-type="float" office:value="1.28195588543267" calcext:value-type="float">
            <text:p>1.28195588543267</text:p>
          </table:table-cell>
          <table:table-cell office:value-type="float" office:value="4.35705852508545" calcext:value-type="float">
            <text:p>4.357058525085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6_4_8_2_6</text:p>
          </table:table-cell>
          <table:table-cell office:value-type="float" office:value="728.085600797292" calcext:value-type="float">
            <text:p>728.085600797292</text:p>
          </table:table-cell>
          <table:table-cell office:value-type="float" office:value="703.328697987691" calcext:value-type="float">
            <text:p>703.328697987691</text:p>
          </table:table-cell>
          <table:table-cell office:value-type="float" office:value="3.40027364673754" calcext:value-type="float">
            <text:p>3.40027364673754</text:p>
          </table:table-cell>
          <table:table-cell office:value-type="float" office:value="5.94011831283569" calcext:value-type="float">
            <text:p>5.9401183128356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7_4_8_2_7</text:p>
          </table:table-cell>
          <table:table-cell office:value-type="float" office:value="575.898013023371" calcext:value-type="float">
            <text:p>575.898013023371</text:p>
          </table:table-cell>
          <table:table-cell office:value-type="float" office:value="575.898013022138" calcext:value-type="float">
            <text:p>575.898013022138</text:p>
          </table:table-cell>
          <table:table-cell office:value-type="float" office:value="0.000000000214148128264864" calcext:value-type="float">
            <text:p>2.14148128264864E-10</text:p>
          </table:table-cell>
          <table:table-cell office:value-type="float" office:value="6.80153560638428" calcext:value-type="float">
            <text:p>6.801535606384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8_4_8_2_8</text:p>
          </table:table-cell>
          <table:table-cell office:value-type="float" office:value="780.985401349077" calcext:value-type="float">
            <text:p>780.985401349077</text:p>
          </table:table-cell>
          <table:table-cell office:value-type="float" office:value="759.899973479335" calcext:value-type="float">
            <text:p>759.899973479335</text:p>
          </table:table-cell>
          <table:table-cell office:value-type="float" office:value="2.69984916918029" calcext:value-type="float">
            <text:p>2.69984916918029</text:p>
          </table:table-cell>
          <table:table-cell office:value-type="float" office:value="1.88693714141846" calcext:value-type="float">
            <text:p>1.8869371414184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9_4_8_2_9</text:p>
          </table:table-cell>
          <table:table-cell office:value-type="float" office:value="651.464341258309" calcext:value-type="float">
            <text:p>651.464341258309</text:p>
          </table:table-cell>
          <table:table-cell office:value-type="float" office:value="634.350227469217" calcext:value-type="float">
            <text:p>634.350227469217</text:p>
          </table:table-cell>
          <table:table-cell office:value-type="float" office:value="2.6270223410902" calcext:value-type="float">
            <text:p>2.6270223410902</text:p>
          </table:table-cell>
          <table:table-cell office:value-type="float" office:value="1.85100984573364" calcext:value-type="float">
            <text:p>1.8510098457336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0_4_8_2_10</text:p>
          </table:table-cell>
          <table:table-cell office:value-type="float" office:value="1103.36445117652" calcext:value-type="float">
            <text:p>1103.36445117652</text:p>
          </table:table-cell>
          <table:table-cell office:value-type="float" office:value="1095.36445117651" calcext:value-type="float">
            <text:p>1095.36445117651</text:p>
          </table:table-cell>
          <table:table-cell office:value-type="float" office:value="0.725055079622897" calcext:value-type="float">
            <text:p>0.725055079622897</text:p>
          </table:table-cell>
          <table:table-cell office:value-type="float" office:value="2.82677483558655" calcext:value-type="float">
            <text:p>2.826774835586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1_4_8_2_11</text:p>
          </table:table-cell>
          <table:table-cell office:value-type="float" office:value="576.507863346693" calcext:value-type="float">
            <text:p>576.507863346693</text:p>
          </table:table-cell>
          <table:table-cell office:value-type="float" office:value="576.50786334546" calcext:value-type="float">
            <text:p>576.50786334546</text:p>
          </table:table-cell>
          <table:table-cell office:value-type="float" office:value="0.000000000213901874921138" calcext:value-type="float">
            <text:p>2.13901874921138E-10</text:p>
          </table:table-cell>
          <table:table-cell office:value-type="float" office:value="0.703977346420288" calcext:value-type="float">
            <text:p>0.7039773464202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2_4_8_2_12</text:p>
          </table:table-cell>
          <table:table-cell office:value-type="float" office:value="845.008654096572" calcext:value-type="float">
            <text:p>845.008654096572</text:p>
          </table:table-cell>
          <table:table-cell office:value-type="float" office:value="837.008654096177" calcext:value-type="float">
            <text:p>837.008654096177</text:p>
          </table:table-cell>
          <table:table-cell office:value-type="float" office:value="0.946735866149025" calcext:value-type="float">
            <text:p>0.946735866149025</text:p>
          </table:table-cell>
          <table:table-cell office:value-type="float" office:value="1.25079774856567" calcext:value-type="float">
            <text:p>1.2507977485656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_4_8_2_13</text:p>
          </table:table-cell>
          <table:table-cell office:value-type="float" office:value="513.488579390272" calcext:value-type="float">
            <text:p>513.488579390272</text:p>
          </table:table-cell>
          <table:table-cell office:value-type="float" office:value="507.792129485999" calcext:value-type="float">
            <text:p>507.792129485999</text:p>
          </table:table-cell>
          <table:table-cell office:value-type="float" office:value="1.10936253169179" calcext:value-type="float">
            <text:p>1.10936253169179</text:p>
          </table:table-cell>
          <table:table-cell office:value-type="float" office:value="2.34447526931763" calcext:value-type="float">
            <text:p>2.344475269317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4_4_8_2_14</text:p>
          </table:table-cell>
          <table:table-cell office:value-type="float" office:value="639.472214424423" calcext:value-type="float">
            <text:p>639.472214424423</text:p>
          </table:table-cell>
          <table:table-cell office:value-type="float" office:value="623.472214424396" calcext:value-type="float">
            <text:p>623.472214424396</text:p>
          </table:table-cell>
          <table:table-cell office:value-type="float" office:value="2.50206336399288" calcext:value-type="float">
            <text:p>2.50206336399288</text:p>
          </table:table-cell>
          <table:table-cell office:value-type="float" office:value="8.80992889404297" calcext:value-type="float">
            <text:p>8.809928894042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5_4_8_2_15</text:p>
          </table:table-cell>
          <table:table-cell office:value-type="float" office:value="818.035006013265" calcext:value-type="float">
            <text:p>818.035006013265</text:p>
          </table:table-cell>
          <table:table-cell office:value-type="float" office:value="778.597831754846" calcext:value-type="float">
            <text:p>778.597831754846</text:p>
          </table:table-cell>
          <table:table-cell office:value-type="float" office:value="4.8209641358281" calcext:value-type="float">
            <text:p>4.8209641358281</text:p>
          </table:table-cell>
          <table:table-cell office:value-type="float" office:value="5.52940607070923" calcext:value-type="float">
            <text:p>5.5294060707092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6_4_8_2_16</text:p>
          </table:table-cell>
          <table:table-cell office:value-type="float" office:value="1312.89912439048" calcext:value-type="float">
            <text:p>1312.89912439048</text:p>
          </table:table-cell>
          <table:table-cell office:value-type="float" office:value="1272.89912439046" calcext:value-type="float">
            <text:p>1272.89912439046</text:p>
          </table:table-cell>
          <table:table-cell office:value-type="float" office:value="3.04669256433436" calcext:value-type="float">
            <text:p>3.04669256433436</text:p>
          </table:table-cell>
          <table:table-cell office:value-type="float" office:value="11.4375832080841" calcext:value-type="float">
            <text:p>11.437583208084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7_4_8_2_17</text:p>
          </table:table-cell>
          <table:table-cell office:value-type="float" office:value="425.105249636965" calcext:value-type="float">
            <text:p>425.105249636965</text:p>
          </table:table-cell>
          <table:table-cell office:value-type="float" office:value="409.105249636885" calcext:value-type="float">
            <text:p>409.105249636885</text:p>
          </table:table-cell>
          <table:table-cell office:value-type="float" office:value="3.76377379807569" calcext:value-type="float">
            <text:p>3.76377379807569</text:p>
          </table:table-cell>
          <table:table-cell office:value-type="float" office:value="1.65418696403503" calcext:value-type="float">
            <text:p>1.654186964035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8_4_8_2_18</text:p>
          </table:table-cell>
          <table:table-cell office:value-type="float" office:value="612.73346871674" calcext:value-type="float">
            <text:p>612.73346871674</text:p>
          </table:table-cell>
          <table:table-cell office:value-type="float" office:value="596.733468716661" calcext:value-type="float">
            <text:p>596.733468716661</text:p>
          </table:table-cell>
          <table:table-cell office:value-type="float" office:value="2.61124955906003" calcext:value-type="float">
            <text:p>2.61124955906003</text:p>
          </table:table-cell>
          <table:table-cell office:value-type="float" office:value="1.21688652038574" calcext:value-type="float">
            <text:p>1.2168865203857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9_4_8_2_19</text:p>
          </table:table-cell>
          <table:table-cell office:value-type="float" office:value="665.183805916618" calcext:value-type="float">
            <text:p>665.183805916618</text:p>
          </table:table-cell>
          <table:table-cell office:value-type="float" office:value="639.435988595129" calcext:value-type="float">
            <text:p>639.435988595129</text:p>
          </table:table-cell>
          <table:table-cell office:value-type="float" office:value="3.87078234504049" calcext:value-type="float">
            <text:p>3.87078234504049</text:p>
          </table:table-cell>
          <table:table-cell office:value-type="float" office:value="2.66019916534424" calcext:value-type="float">
            <text:p>2.6601991653442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_4_8_2_20</text:p>
          </table:table-cell>
          <table:table-cell office:value-type="float" office:value="541.318000220621" calcext:value-type="float">
            <text:p>541.318000220621</text:p>
          </table:table-cell>
          <table:table-cell office:value-type="float" office:value="525.318000220611" calcext:value-type="float">
            <text:p>525.318000220611</text:p>
          </table:table-cell>
          <table:table-cell office:value-type="float" office:value="2.95574874537495" calcext:value-type="float">
            <text:p>2.95574874537495</text:p>
          </table:table-cell>
          <table:table-cell office:value-type="float" office:value="1.51575112342834" calcext:value-type="float">
            <text:p>1.5157511234283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1_4_8_2_21</text:p>
          </table:table-cell>
          <table:table-cell office:value-type="float" office:value="602.669729940709" calcext:value-type="float">
            <text:p>602.669729940709</text:p>
          </table:table-cell>
          <table:table-cell office:value-type="float" office:value="594.669729939714" calcext:value-type="float">
            <text:p>594.669729939714</text:p>
          </table:table-cell>
          <table:table-cell office:value-type="float" office:value="1.32742688135048" calcext:value-type="float">
            <text:p>1.32742688135048</text:p>
          </table:table-cell>
          <table:table-cell office:value-type="float" office:value="2.59123158454895" calcext:value-type="float">
            <text:p>2.591231584548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2_4_8_2_22</text:p>
          </table:table-cell>
          <table:table-cell office:value-type="float" office:value="1073.56249017407" calcext:value-type="float">
            <text:p>1073.56249017407</text:p>
          </table:table-cell>
          <table:table-cell office:value-type="float" office:value="1033.56249017405" calcext:value-type="float">
            <text:p>1033.56249017405</text:p>
          </table:table-cell>
          <table:table-cell office:value-type="float" office:value="3.72591259159383" calcext:value-type="float">
            <text:p>3.72591259159383</text:p>
          </table:table-cell>
          <table:table-cell office:value-type="float" office:value="3.47178983688354" calcext:value-type="float">
            <text:p>3.471789836883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3_4_8_2_23</text:p>
          </table:table-cell>
          <table:table-cell office:value-type="float" office:value="536.814738126975" calcext:value-type="float">
            <text:p>536.814738126975</text:p>
          </table:table-cell>
          <table:table-cell office:value-type="float" office:value="519.768162498621" calcext:value-type="float">
            <text:p>519.768162498621</text:p>
          </table:table-cell>
          <table:table-cell office:value-type="float" office:value="3.17550439986663" calcext:value-type="float">
            <text:p>3.17550439986663</text:p>
          </table:table-cell>
          <table:table-cell office:value-type="float" office:value="2.63730549812317" calcext:value-type="float">
            <text:p>2.637305498123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4_4_8_2_24</text:p>
          </table:table-cell>
          <table:table-cell office:value-type="float" office:value="482.763283646642" calcext:value-type="float">
            <text:p>482.763283646642</text:p>
          </table:table-cell>
          <table:table-cell office:value-type="float" office:value="474.763283646593" calcext:value-type="float">
            <text:p>474.763283646593</text:p>
          </table:table-cell>
          <table:table-cell office:value-type="float" office:value="1.65712685099414" calcext:value-type="float">
            <text:p>1.65712685099414</text:p>
          </table:table-cell>
          <table:table-cell office:value-type="float" office:value="2.96037840843201" calcext:value-type="float">
            <text:p>2.960378408432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5_4_8_2_25</text:p>
          </table:table-cell>
          <table:table-cell office:value-type="float" office:value="808.809226684322" calcext:value-type="float">
            <text:p>808.809226684322</text:p>
          </table:table-cell>
          <table:table-cell office:value-type="float" office:value="779.337418638473" calcext:value-type="float">
            <text:p>779.337418638473</text:p>
          </table:table-cell>
          <table:table-cell office:value-type="float" office:value="3.64385161216166" calcext:value-type="float">
            <text:p>3.64385161216166</text:p>
          </table:table-cell>
          <table:table-cell office:value-type="float" office:value="4.73348927497864" calcext:value-type="float">
            <text:p>4.7334892749786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6_4_8_2_26</text:p>
          </table:table-cell>
          <table:table-cell office:value-type="float" office:value="617.690858094113" calcext:value-type="float">
            <text:p>617.690858094113</text:p>
          </table:table-cell>
          <table:table-cell office:value-type="float" office:value="609.690858092656" calcext:value-type="float">
            <text:p>609.690858092656</text:p>
          </table:table-cell>
          <table:table-cell office:value-type="float" office:value="1.29514625263211" calcext:value-type="float">
            <text:p>1.29514625263211</text:p>
          </table:table-cell>
          <table:table-cell office:value-type="float" office:value="1.47852444648743" calcext:value-type="float">
            <text:p>1.4785244464874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7_4_8_2_27</text:p>
          </table:table-cell>
          <table:table-cell office:value-type="float" office:value="588.527941437513" calcext:value-type="float">
            <text:p>588.527941437513</text:p>
          </table:table-cell>
          <table:table-cell office:value-type="float" office:value="572.211582428307" calcext:value-type="float">
            <text:p>572.211582428307</text:p>
          </table:table-cell>
          <table:table-cell office:value-type="float" office:value="2.77240176045887" calcext:value-type="float">
            <text:p>2.77240176045887</text:p>
          </table:table-cell>
          <table:table-cell office:value-type="float" office:value="5.36358880996704" calcext:value-type="float">
            <text:p>5.363588809967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8_4_8_2_28</text:p>
          </table:table-cell>
          <table:table-cell office:value-type="float" office:value="574.278664844891" calcext:value-type="float">
            <text:p>574.278664844891</text:p>
          </table:table-cell>
          <table:table-cell office:value-type="float" office:value="549.526724846249" calcext:value-type="float">
            <text:p>549.526724846249</text:p>
          </table:table-cell>
          <table:table-cell office:value-type="float" office:value="4.31009221025599" calcext:value-type="float">
            <text:p>4.31009221025599</text:p>
          </table:table-cell>
          <table:table-cell office:value-type="float" office:value="3.01087641716003" calcext:value-type="float">
            <text:p>3.01087641716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9_4_8_2_29</text:p>
          </table:table-cell>
          <table:table-cell office:value-type="float" office:value="437.855188828404" calcext:value-type="float">
            <text:p>437.855188828404</text:p>
          </table:table-cell>
          <table:table-cell office:value-type="float" office:value="437.855188828404" calcext:value-type="float">
            <text:p>437.855188828404</text:p>
          </table:table-cell>
          <table:table-cell office:value-type="float" office:value="-0.0000000000000259644833776699" calcext:value-type="float">
            <text:p>-2.59644833776699E-14</text:p>
          </table:table-cell>
          <table:table-cell office:value-type="float" office:value="0.466630935668945" calcext:value-type="float">
            <text:p>0.4666309356689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0_4_8_4_0</text:p>
          </table:table-cell>
          <table:table-cell office:value-type="float" office:value="1246.50459945455" calcext:value-type="float">
            <text:p>1246.50459945455</text:p>
          </table:table-cell>
          <table:table-cell office:value-type="float" office:value="1131.0722473171" calcext:value-type="float">
            <text:p>1131.0722473171</text:p>
          </table:table-cell>
          <table:table-cell office:value-type="float" office:value="9.26048345011815" calcext:value-type="float">
            <text:p>9.26048345011815</text:p>
          </table:table-cell>
          <table:table-cell office:value-type="float" office:value="8.54023337364197" calcext:value-type="float">
            <text:p>8.540233373641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1_4_8_4_1</text:p>
          </table:table-cell>
          <table:table-cell office:value-type="float" office:value="724.819087359823" calcext:value-type="float">
            <text:p>724.819087359823</text:p>
          </table:table-cell>
          <table:table-cell office:value-type="float" office:value="673.895656013056" calcext:value-type="float">
            <text:p>673.895656013056</text:p>
          </table:table-cell>
          <table:table-cell office:value-type="float" office:value="7.02567471453565" calcext:value-type="float">
            <text:p>7.02567471453565</text:p>
          </table:table-cell>
          <table:table-cell office:value-type="float" office:value="1.26228308677673" calcext:value-type="float">
            <text:p>1.2622830867767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2_4_8_4_2</text:p>
          </table:table-cell>
          <table:table-cell office:value-type="float" office:value="940.727879066053" calcext:value-type="float">
            <text:p>940.727879066053</text:p>
          </table:table-cell>
          <table:table-cell office:value-type="float" office:value="875.261939328885" calcext:value-type="float">
            <text:p>875.261939328885</text:p>
          </table:table-cell>
          <table:table-cell office:value-type="float" office:value="6.9590729895411" calcext:value-type="float">
            <text:p>6.9590729895411</text:p>
          </table:table-cell>
          <table:table-cell office:value-type="float" office:value="4.89494371414185" calcext:value-type="float">
            <text:p>4.8949437141418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3_4_8_4_3</text:p>
          </table:table-cell>
          <table:table-cell office:value-type="float" office:value="966.931975261528" calcext:value-type="float">
            <text:p>966.931975261528</text:p>
          </table:table-cell>
          <table:table-cell office:value-type="float" office:value="904.385057634544" calcext:value-type="float">
            <text:p>904.385057634544</text:p>
          </table:table-cell>
          <table:table-cell office:value-type="float" office:value="6.46859543661962" calcext:value-type="float">
            <text:p>6.46859543661962</text:p>
          </table:table-cell>
          <table:table-cell office:value-type="float" office:value="2.47218990325928" calcext:value-type="float">
            <text:p>2.472189903259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4_4_8_4_4</text:p>
          </table:table-cell>
          <table:table-cell office:value-type="float" office:value="753.298576234592" calcext:value-type="float">
            <text:p>753.298576234592</text:p>
          </table:table-cell>
          <table:table-cell office:value-type="float" office:value="712.122354795629" calcext:value-type="float">
            <text:p>712.122354795629</text:p>
          </table:table-cell>
          <table:table-cell office:value-type="float" office:value="5.46612229705584" calcext:value-type="float">
            <text:p>5.46612229705584</text:p>
          </table:table-cell>
          <table:table-cell office:value-type="float" office:value="6.64622902870178" calcext:value-type="float">
            <text:p>6.646229028701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5_4_8_4_5</text:p>
          </table:table-cell>
          <table:table-cell office:value-type="float" office:value="851.146980335011" calcext:value-type="float">
            <text:p>851.146980335011</text:p>
          </table:table-cell>
          <table:table-cell office:value-type="float" office:value="785.835097490583" calcext:value-type="float">
            <text:p>785.835097490583</text:p>
          </table:table-cell>
          <table:table-cell office:value-type="float" office:value="7.67339652884881" calcext:value-type="float">
            <text:p>7.67339652884881</text:p>
          </table:table-cell>
          <table:table-cell office:value-type="float" office:value="3.38152575492859" calcext:value-type="float">
            <text:p>3.3815257549285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6_4_8_4_6</text:p>
          </table:table-cell>
          <table:table-cell office:value-type="float" office:value="902.091942205202" calcext:value-type="float">
            <text:p>902.091942205202</text:p>
          </table:table-cell>
          <table:table-cell office:value-type="float" office:value="837.558513751379" calcext:value-type="float">
            <text:p>837.558513751379</text:p>
          </table:table-cell>
          <table:table-cell office:value-type="float" office:value="7.15375289752269" calcext:value-type="float">
            <text:p>7.15375289752269</text:p>
          </table:table-cell>
          <table:table-cell office:value-type="float" office:value="2.42464470863342" calcext:value-type="float">
            <text:p>2.4246447086334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7_4_8_4_7</text:p>
          </table:table-cell>
          <table:table-cell office:value-type="float" office:value="1030.86801747093" calcext:value-type="float">
            <text:p>1030.86801747093</text:p>
          </table:table-cell>
          <table:table-cell office:value-type="float" office:value="992.602594797825" calcext:value-type="float">
            <text:p>992.602594797825</text:p>
          </table:table-cell>
          <table:table-cell office:value-type="float" office:value="3.71196137862357" calcext:value-type="float">
            <text:p>3.71196137862357</text:p>
          </table:table-cell>
          <table:table-cell office:value-type="float" office:value="3.8372859954834" calcext:value-type="float">
            <text:p>3.837285995483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8_4_8_4_8</text:p>
          </table:table-cell>
          <table:table-cell office:value-type="float" office:value="843.975808978331" calcext:value-type="float">
            <text:p>843.975808978331</text:p>
          </table:table-cell>
          <table:table-cell office:value-type="float" office:value="786.805963936845" calcext:value-type="float">
            <text:p>786.805963936845</text:p>
          </table:table-cell>
          <table:table-cell office:value-type="float" office:value="6.77387247754088" calcext:value-type="float">
            <text:p>6.77387247754088</text:p>
          </table:table-cell>
          <table:table-cell office:value-type="float" office:value="3.44770050048828" calcext:value-type="float">
            <text:p>3.447700500488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9_4_8_4_9</text:p>
          </table:table-cell>
          <table:table-cell office:value-type="float" office:value="1183.61667357265" calcext:value-type="float">
            <text:p>1183.61667357265</text:p>
          </table:table-cell>
          <table:table-cell office:value-type="float" office:value="1087.82718299144" calcext:value-type="float">
            <text:p>1087.82718299144</text:p>
          </table:table-cell>
          <table:table-cell office:value-type="float" office:value="8.0929487324707" calcext:value-type="float">
            <text:p>8.0929487324707</text:p>
          </table:table-cell>
          <table:table-cell office:value-type="float" office:value="4.6147837638855" calcext:value-type="float">
            <text:p>4.61478376388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0_4_8_4_10</text:p>
          </table:table-cell>
          <table:table-cell office:value-type="float" office:value="628.685101802788" calcext:value-type="float">
            <text:p>628.685101802788</text:p>
          </table:table-cell>
          <table:table-cell office:value-type="float" office:value="570.926720839797" calcext:value-type="float">
            <text:p>570.926720839797</text:p>
          </table:table-cell>
          <table:table-cell office:value-type="float" office:value="9.18717189215495" calcext:value-type="float">
            <text:p>9.18717189215495</text:p>
          </table:table-cell>
          <table:table-cell office:value-type="float" office:value="7.4628176689148" calcext:value-type="float">
            <text:p>7.46281766891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1_4_8_4_11</text:p>
          </table:table-cell>
          <table:table-cell office:value-type="float" office:value="1014.64388644641" calcext:value-type="float">
            <text:p>1014.64388644641</text:p>
          </table:table-cell>
          <table:table-cell office:value-type="float" office:value="891.552477946697" calcext:value-type="float">
            <text:p>891.552477946697</text:p>
          </table:table-cell>
          <table:table-cell office:value-type="float" office:value="12.1314887069213" calcext:value-type="float">
            <text:p>12.1314887069213</text:p>
          </table:table-cell>
          <table:table-cell office:value-type="float" office:value="2.66117763519287" calcext:value-type="float">
            <text:p>2.661177635192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2_4_8_4_12</text:p>
          </table:table-cell>
          <table:table-cell office:value-type="float" office:value="634.828493800728" calcext:value-type="float">
            <text:p>634.828493800728</text:p>
          </table:table-cell>
          <table:table-cell office:value-type="float" office:value="570.507465255431" calcext:value-type="float">
            <text:p>570.507465255431</text:p>
          </table:table-cell>
          <table:table-cell office:value-type="float" office:value="10.1320323793606" calcext:value-type="float">
            <text:p>10.1320323793606</text:p>
          </table:table-cell>
          <table:table-cell office:value-type="float" office:value="1.78412222862244" calcext:value-type="float">
            <text:p>1.784122228622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3_4_8_4_13</text:p>
          </table:table-cell>
          <table:table-cell office:value-type="float" office:value="655.478592094481" calcext:value-type="float">
            <text:p>655.478592094481</text:p>
          </table:table-cell>
          <table:table-cell office:value-type="float" office:value="598.564279670026" calcext:value-type="float">
            <text:p>598.564279670026</text:p>
          </table:table-cell>
          <table:table-cell office:value-type="float" office:value="8.68286365273875" calcext:value-type="float">
            <text:p>8.68286365273875</text:p>
          </table:table-cell>
          <table:table-cell office:value-type="float" office:value="4.06690049171448" calcext:value-type="float">
            <text:p>4.066900491714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4_4_8_4_14</text:p>
          </table:table-cell>
          <table:table-cell office:value-type="float" office:value="956.711725144187" calcext:value-type="float">
            <text:p>956.711725144187</text:p>
          </table:table-cell>
          <table:table-cell office:value-type="float" office:value="907.507317644242" calcext:value-type="float">
            <text:p>907.507317644242</text:p>
          </table:table-cell>
          <table:table-cell office:value-type="float" office:value="5.14307562108427" calcext:value-type="float">
            <text:p>5.14307562108427</text:p>
          </table:table-cell>
          <table:table-cell office:value-type="float" office:value="2.45046973228455" calcext:value-type="float">
            <text:p>2.450469732284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5_4_8_4_15</text:p>
          </table:table-cell>
          <table:table-cell office:value-type="float" office:value="1199.709820907" calcext:value-type="float">
            <text:p>1199.709820907</text:p>
          </table:table-cell>
          <table:table-cell office:value-type="float" office:value="1141.69095826437" calcext:value-type="float">
            <text:p>1141.69095826437</text:p>
          </table:table-cell>
          <table:table-cell office:value-type="float" office:value="4.83607466001785" calcext:value-type="float">
            <text:p>4.83607466001785</text:p>
          </table:table-cell>
          <table:table-cell office:value-type="float" office:value="1.93753099441528" calcext:value-type="float">
            <text:p>1.937530994415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6_4_8_4_16</text:p>
          </table:table-cell>
          <table:table-cell office:value-type="float" office:value="907.363874240046" calcext:value-type="float">
            <text:p>907.363874240046</text:p>
          </table:table-cell>
          <table:table-cell office:value-type="float" office:value="867.636500431529" calcext:value-type="float">
            <text:p>867.636500431529</text:p>
          </table:table-cell>
          <table:table-cell office:value-type="float" office:value="4.3783287980019" calcext:value-type="float">
            <text:p>4.3783287980019</text:p>
          </table:table-cell>
          <table:table-cell office:value-type="float" office:value="4.70772480964661" calcext:value-type="float">
            <text:p>4.7077248096466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7_4_8_4_17</text:p>
          </table:table-cell>
          <table:table-cell office:value-type="float" office:value="731.742568882711" calcext:value-type="float">
            <text:p>731.742568882711</text:p>
          </table:table-cell>
          <table:table-cell office:value-type="float" office:value="691.009599014096" calcext:value-type="float">
            <text:p>691.009599014096</text:p>
          </table:table-cell>
          <table:table-cell office:value-type="float" office:value="5.56657103205148" calcext:value-type="float">
            <text:p>5.56657103205148</text:p>
          </table:table-cell>
          <table:table-cell office:value-type="float" office:value="4.83201932907105" calcext:value-type="float">
            <text:p>4.832019329071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8_4_8_4_18</text:p>
          </table:table-cell>
          <table:table-cell office:value-type="float" office:value="866.809078532505" calcext:value-type="float">
            <text:p>866.809078532505</text:p>
          </table:table-cell>
          <table:table-cell office:value-type="float" office:value="816.510009919629" calcext:value-type="float">
            <text:p>816.510009919629</text:p>
          </table:table-cell>
          <table:table-cell office:value-type="float" office:value="5.8027851644138" calcext:value-type="float">
            <text:p>5.8027851644138</text:p>
          </table:table-cell>
          <table:table-cell office:value-type="float" office:value="2.43263792991638" calcext:value-type="float">
            <text:p>2.432637929916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9_4_8_4_19</text:p>
          </table:table-cell>
          <table:table-cell office:value-type="float" office:value="719.170114415595" calcext:value-type="float">
            <text:p>719.170114415595</text:p>
          </table:table-cell>
          <table:table-cell office:value-type="float" office:value="661.704174678394" calcext:value-type="float">
            <text:p>661.704174678394</text:p>
          </table:table-cell>
          <table:table-cell office:value-type="float" office:value="7.99059062457" calcext:value-type="float">
            <text:p>7.99059062457</text:p>
          </table:table-cell>
          <table:table-cell office:value-type="float" office:value="2.89254474639893" calcext:value-type="float">
            <text:p>2.892544746398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0_4_8_4_20</text:p>
          </table:table-cell>
          <table:table-cell office:value-type="float" office:value="492.903499273117" calcext:value-type="float">
            <text:p>492.903499273117</text:p>
          </table:table-cell>
          <table:table-cell office:value-type="float" office:value="468.037051737604" calcext:value-type="float">
            <text:p>468.037051737604</text:p>
          </table:table-cell>
          <table:table-cell office:value-type="float" office:value="5.04489166179265" calcext:value-type="float">
            <text:p>5.04489166179265</text:p>
          </table:table-cell>
          <table:table-cell office:value-type="float" office:value="1.9842255115509" calcext:value-type="float">
            <text:p>1.984225511550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1_4_8_4_21</text:p>
          </table:table-cell>
          <table:table-cell office:value-type="float" office:value="836.189905235883" calcext:value-type="float">
            <text:p>836.189905235883</text:p>
          </table:table-cell>
          <table:table-cell office:value-type="float" office:value="781.663464663515" calcext:value-type="float">
            <text:p>781.663464663515</text:p>
          </table:table-cell>
          <table:table-cell office:value-type="float" office:value="6.52082023843451" calcext:value-type="float">
            <text:p>6.52082023843451</text:p>
          </table:table-cell>
          <table:table-cell office:value-type="float" office:value="3.02933526039124" calcext:value-type="float">
            <text:p>3.0293352603912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2_4_8_4_22</text:p>
          </table:table-cell>
          <table:table-cell office:value-type="float" office:value="1110.50594783923" calcext:value-type="float">
            <text:p>1110.50594783923</text:p>
          </table:table-cell>
          <table:table-cell office:value-type="float" office:value="1044.34390538751" calcext:value-type="float">
            <text:p>1044.34390538751</text:p>
          </table:table-cell>
          <table:table-cell office:value-type="float" office:value="5.95782873387202" calcext:value-type="float">
            <text:p>5.95782873387202</text:p>
          </table:table-cell>
          <table:table-cell office:value-type="float" office:value="10.1803069114685" calcext:value-type="float">
            <text:p>10.180306911468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3_4_8_4_23</text:p>
          </table:table-cell>
          <table:table-cell office:value-type="float" office:value="1177.69881173068" calcext:value-type="float">
            <text:p>1177.69881173068</text:p>
          </table:table-cell>
          <table:table-cell office:value-type="float" office:value="1087.30589835772" calcext:value-type="float">
            <text:p>1087.30589835772</text:p>
          </table:table-cell>
          <table:table-cell office:value-type="float" office:value="7.67538461214242" calcext:value-type="float">
            <text:p>7.67538461214242</text:p>
          </table:table-cell>
          <table:table-cell office:value-type="float" office:value="3.61050176620483" calcext:value-type="float">
            <text:p>3.610501766204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4_4_8_4_24</text:p>
          </table:table-cell>
          <table:table-cell office:value-type="float" office:value="924.734135453443" calcext:value-type="float">
            <text:p>924.734135453443</text:p>
          </table:table-cell>
          <table:table-cell office:value-type="float" office:value="869.782314591325" calcext:value-type="float">
            <text:p>869.782314591325</text:p>
          </table:table-cell>
          <table:table-cell office:value-type="float" office:value="5.94244537487225" calcext:value-type="float">
            <text:p>5.94244537487225</text:p>
          </table:table-cell>
          <table:table-cell office:value-type="float" office:value="1.52362942695618" calcext:value-type="float">
            <text:p>1.523629426956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5_4_8_4_25</text:p>
          </table:table-cell>
          <table:table-cell office:value-type="float" office:value="829.522870736633" calcext:value-type="float">
            <text:p>829.522870736633</text:p>
          </table:table-cell>
          <table:table-cell office:value-type="float" office:value="767.334854748956" calcext:value-type="float">
            <text:p>767.334854748956</text:p>
          </table:table-cell>
          <table:table-cell office:value-type="float" office:value="7.4968416401169" calcext:value-type="float">
            <text:p>7.4968416401169</text:p>
          </table:table-cell>
          <table:table-cell office:value-type="float" office:value="6.78326392173767" calcext:value-type="float">
            <text:p>6.7832639217376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6_4_8_4_26</text:p>
          </table:table-cell>
          <table:table-cell office:value-type="float" office:value="546.60187322846" calcext:value-type="float">
            <text:p>546.60187322846</text:p>
          </table:table-cell>
          <table:table-cell office:value-type="float" office:value="521.502418425569" calcext:value-type="float">
            <text:p>521.502418425569</text:p>
          </table:table-cell>
          <table:table-cell office:value-type="float" office:value="4.59190793742494" calcext:value-type="float">
            <text:p>4.59190793742494</text:p>
          </table:table-cell>
          <table:table-cell office:value-type="float" office:value="2.5140266418457" calcext:value-type="float">
            <text:p>2.51402664184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7_4_8_4_27</text:p>
          </table:table-cell>
          <table:table-cell office:value-type="float" office:value="827.097588479432" calcext:value-type="float">
            <text:p>827.097588479432</text:p>
          </table:table-cell>
          <table:table-cell office:value-type="float" office:value="757.758034591442" calcext:value-type="float">
            <text:p>757.758034591442</text:p>
          </table:table-cell>
          <table:table-cell office:value-type="float" office:value="8.38347915092657" calcext:value-type="float">
            <text:p>8.38347915092657</text:p>
          </table:table-cell>
          <table:table-cell office:value-type="float" office:value="3.51665377616882" calcext:value-type="float">
            <text:p>3.516653776168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8_4_8_4_28</text:p>
          </table:table-cell>
          <table:table-cell office:value-type="float" office:value="615.584257823843" calcext:value-type="float">
            <text:p>615.584257823843</text:p>
          </table:table-cell>
          <table:table-cell office:value-type="float" office:value="552.122782081176" calcext:value-type="float">
            <text:p>552.122782081176</text:p>
          </table:table-cell>
          <table:table-cell office:value-type="float" office:value="10.3091453259397" calcext:value-type="float">
            <text:p>10.3091453259397</text:p>
          </table:table-cell>
          <table:table-cell office:value-type="float" office:value="6.4755494594574" calcext:value-type="float">
            <text:p>6.475549459457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9_4_8_4_29</text:p>
          </table:table-cell>
          <table:table-cell office:value-type="float" office:value="880.938089184772" calcext:value-type="float">
            <text:p>880.938089184772</text:p>
          </table:table-cell>
          <table:table-cell office:value-type="float" office:value="824.480338227641" calcext:value-type="float">
            <text:p>824.480338227641</text:p>
          </table:table-cell>
          <table:table-cell office:value-type="float" office:value="6.40882164708962" calcext:value-type="float">
            <text:p>6.40882164708962</text:p>
          </table:table-cell>
          <table:table-cell office:value-type="float" office:value="10.1052796840668" calcext:value-type="float">
            <text:p>10.10527968406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0_4_8_8_0</text:p>
          </table:table-cell>
          <table:table-cell office:value-type="float" office:value="1139.69224242212" calcext:value-type="float">
            <text:p>1139.69224242212</text:p>
          </table:table-cell>
          <table:table-cell office:value-type="float" office:value="994.210100445329" calcext:value-type="float">
            <text:p>994.210100445329</text:p>
          </table:table-cell>
          <table:table-cell office:value-type="float" office:value="12.7650374865769" calcext:value-type="float">
            <text:p>12.7650374865769</text:p>
          </table:table-cell>
          <table:table-cell office:value-type="float" office:value="7.57767868041992" calcext:value-type="float">
            <text:p>7.57767868041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1_4_8_8_1</text:p>
          </table:table-cell>
          <table:table-cell office:value-type="float" office:value="1223.44906413622" calcext:value-type="float">
            <text:p>1223.44906413622</text:p>
          </table:table-cell>
          <table:table-cell office:value-type="float" office:value="1079.03294015512" calcext:value-type="float">
            <text:p>1079.03294015512</text:p>
          </table:table-cell>
          <table:table-cell office:value-type="float" office:value="11.8040160571016" calcext:value-type="float">
            <text:p>11.8040160571016</text:p>
          </table:table-cell>
          <table:table-cell office:value-type="float" office:value="8.88261294364929" calcext:value-type="float">
            <text:p>8.8826129436492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2_4_8_8_2</text:p>
          </table:table-cell>
          <table:table-cell office:value-type="float" office:value="1075.76234294146" calcext:value-type="float">
            <text:p>1075.76234294146</text:p>
          </table:table-cell>
          <table:table-cell office:value-type="float" office:value="869.165614121553" calcext:value-type="float">
            <text:p>869.165614121553</text:p>
          </table:table-cell>
          <table:table-cell office:value-type="float" office:value="19.2046812360997" calcext:value-type="float">
            <text:p>19.2046812360997</text:p>
          </table:table-cell>
          <table:table-cell office:value-type="float" office:value="14.5824158191681" calcext:value-type="float">
            <text:p>14.58241581916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3_4_8_8_3</text:p>
          </table:table-cell>
          <table:table-cell office:value-type="float" office:value="1062.73732867274" calcext:value-type="float">
            <text:p>1062.73732867274</text:p>
          </table:table-cell>
          <table:table-cell office:value-type="float" office:value="891.91130203614" calcext:value-type="float">
            <text:p>891.91130203614</text:p>
          </table:table-cell>
          <table:table-cell office:value-type="float" office:value="16.0741532293732" calcext:value-type="float">
            <text:p>16.0741532293732</text:p>
          </table:table-cell>
          <table:table-cell office:value-type="float" office:value="14.713041305542" calcext:value-type="float">
            <text:p>14.71304130554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4_4_8_8_4</text:p>
          </table:table-cell>
          <table:table-cell office:value-type="float" office:value="1494.71486631389" calcext:value-type="float">
            <text:p>1494.71486631389</text:p>
          </table:table-cell>
          <table:table-cell office:value-type="float" office:value="1266.08557350306" calcext:value-type="float">
            <text:p>1266.08557350306</text:p>
          </table:table-cell>
          <table:table-cell office:value-type="float" office:value="15.2958465834119" calcext:value-type="float">
            <text:p>15.2958465834119</text:p>
          </table:table-cell>
          <table:table-cell office:value-type="float" office:value="13.3527526855469" calcext:value-type="float">
            <text:p>13.352752685546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5_4_8_8_5</text:p>
          </table:table-cell>
          <table:table-cell office:value-type="float" office:value="965.175086881272" calcext:value-type="float">
            <text:p>965.175086881272</text:p>
          </table:table-cell>
          <table:table-cell office:value-type="float" office:value="785.313332663207" calcext:value-type="float">
            <text:p>785.313332663207</text:p>
          </table:table-cell>
          <table:table-cell office:value-type="float" office:value="18.6351426453872" calcext:value-type="float">
            <text:p>18.6351426453872</text:p>
          </table:table-cell>
          <table:table-cell office:value-type="float" office:value="7.08898305892944" calcext:value-type="float">
            <text:p>7.088983058929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6_4_8_8_6</text:p>
          </table:table-cell>
          <table:table-cell office:value-type="float" office:value="782.419143337021" calcext:value-type="float">
            <text:p>782.419143337021</text:p>
          </table:table-cell>
          <table:table-cell office:value-type="float" office:value="657.880158567244" calcext:value-type="float">
            <text:p>657.880158567244</text:p>
          </table:table-cell>
          <table:table-cell office:value-type="float" office:value="15.9171699504459" calcext:value-type="float">
            <text:p>15.9171699504459</text:p>
          </table:table-cell>
          <table:table-cell office:value-type="float" office:value="6.72711706161499" calcext:value-type="float">
            <text:p>6.727117061614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7_4_8_8_7</text:p>
          </table:table-cell>
          <table:table-cell office:value-type="float" office:value="1161.27645806954" calcext:value-type="float">
            <text:p>1161.27645806954</text:p>
          </table:table-cell>
          <table:table-cell office:value-type="float" office:value="957.475373506933" calcext:value-type="float">
            <text:p>957.475373506933</text:p>
          </table:table-cell>
          <table:table-cell office:value-type="float" office:value="17.5497473617433" calcext:value-type="float">
            <text:p>17.5497473617433</text:p>
          </table:table-cell>
          <table:table-cell office:value-type="float" office:value="7.17793536186218" calcext:value-type="float">
            <text:p>7.177935361862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8_4_8_8_8</text:p>
          </table:table-cell>
          <table:table-cell office:value-type="float" office:value="1020.69681873762" calcext:value-type="float">
            <text:p>1020.69681873762</text:p>
          </table:table-cell>
          <table:table-cell office:value-type="float" office:value="816.540178710394" calcext:value-type="float">
            <text:p>816.540178710394</text:p>
          </table:table-cell>
          <table:table-cell office:value-type="float" office:value="20.0016925966048" calcext:value-type="float">
            <text:p>20.0016925966048</text:p>
          </table:table-cell>
          <table:table-cell office:value-type="float" office:value="19.184716463089" calcext:value-type="float">
            <text:p>19.1847164630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9_4_8_8_9</text:p>
          </table:table-cell>
          <table:table-cell office:value-type="float" office:value="1012.85828157934" calcext:value-type="float">
            <text:p>1012.85828157934</text:p>
          </table:table-cell>
          <table:table-cell office:value-type="float" office:value="831.764204788514" calcext:value-type="float">
            <text:p>831.764204788514</text:p>
          </table:table-cell>
          <table:table-cell office:value-type="float" office:value="17.8795079315982" calcext:value-type="float">
            <text:p>17.8795079315982</text:p>
          </table:table-cell>
          <table:table-cell office:value-type="float" office:value="7.1368293762207" calcext:value-type="float">
            <text:p>7.13682937622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0_4_8_8_10</text:p>
          </table:table-cell>
          <table:table-cell office:value-type="float" office:value="1639.59091248679" calcext:value-type="float">
            <text:p>1639.59091248679</text:p>
          </table:table-cell>
          <table:table-cell office:value-type="float" office:value="1373.93270751913" calcext:value-type="float">
            <text:p>1373.93270751913</text:p>
          </table:table-cell>
          <table:table-cell office:value-type="float" office:value="16.2027126976895" calcext:value-type="float">
            <text:p>16.2027126976895</text:p>
          </table:table-cell>
          <table:table-cell office:value-type="float" office:value="17.5323436260223" calcext:value-type="float">
            <text:p>17.532343626022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1_4_8_8_11</text:p>
          </table:table-cell>
          <table:table-cell office:value-type="float" office:value="1418.40739437638" calcext:value-type="float">
            <text:p>1418.40739437638</text:p>
          </table:table-cell>
          <table:table-cell office:value-type="float" office:value="1241.40459946595" calcext:value-type="float">
            <text:p>1241.40459946595</text:p>
          </table:table-cell>
          <table:table-cell office:value-type="float" office:value="12.478981399293" calcext:value-type="float">
            <text:p>12.478981399293</text:p>
          </table:table-cell>
          <table:table-cell office:value-type="float" office:value="10.8157961368561" calcext:value-type="float">
            <text:p>10.815796136856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2_4_8_8_12</text:p>
          </table:table-cell>
          <table:table-cell office:value-type="float" office:value="1484.29487215743" calcext:value-type="float">
            <text:p>1484.29487215743</text:p>
          </table:table-cell>
          <table:table-cell office:value-type="float" office:value="1361.16761449509" calcext:value-type="float">
            <text:p>1361.16761449509</text:p>
          </table:table-cell>
          <table:table-cell office:value-type="float" office:value="8.29533672668262" calcext:value-type="float">
            <text:p>8.29533672668262</text:p>
          </table:table-cell>
          <table:table-cell office:value-type="float" office:value="7.13533639907837" calcext:value-type="float">
            <text:p>7.1353363990783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3_4_8_8_13</text:p>
          </table:table-cell>
          <table:table-cell office:value-type="float" office:value="1316.71179946358" calcext:value-type="float">
            <text:p>1316.71179946358</text:p>
          </table:table-cell>
          <table:table-cell office:value-type="float" office:value="1069.13130653088" calcext:value-type="float">
            <text:p>1069.13130653088</text:p>
          </table:table-cell>
          <table:table-cell office:value-type="float" office:value="18.8029372132583" calcext:value-type="float">
            <text:p>18.8029372132583</text:p>
          </table:table-cell>
          <table:table-cell office:value-type="float" office:value="11.8533253669739" calcext:value-type="float">
            <text:p>11.853325366973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4_4_8_8_14</text:p>
          </table:table-cell>
          <table:table-cell office:value-type="float" office:value="1299.07002157378" calcext:value-type="float">
            <text:p>1299.07002157378</text:p>
          </table:table-cell>
          <table:table-cell office:value-type="float" office:value="1100.65369820136" calcext:value-type="float">
            <text:p>1100.65369820136</text:p>
          </table:table-cell>
          <table:table-cell office:value-type="float" office:value="15.2737204367201" calcext:value-type="float">
            <text:p>15.2737204367201</text:p>
          </table:table-cell>
          <table:table-cell office:value-type="float" office:value="17.165292263031" calcext:value-type="float">
            <text:p>17.1652922630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5_4_8_8_15</text:p>
          </table:table-cell>
          <table:table-cell office:value-type="float" office:value="1248.13007871617" calcext:value-type="float">
            <text:p>1248.13007871617</text:p>
          </table:table-cell>
          <table:table-cell office:value-type="float" office:value="1107.71406399412" calcext:value-type="float">
            <text:p>1107.71406399412</text:p>
          </table:table-cell>
          <table:table-cell office:value-type="float" office:value="11.2501106348212" calcext:value-type="float">
            <text:p>11.2501106348212</text:p>
          </table:table-cell>
          <table:table-cell office:value-type="float" office:value="6.03836441040039" calcext:value-type="float">
            <text:p>6.0383644104003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6_4_8_8_16</text:p>
          </table:table-cell>
          <table:table-cell office:value-type="float" office:value="998.035510059403" calcext:value-type="float">
            <text:p>998.035510059403</text:p>
          </table:table-cell>
          <table:table-cell office:value-type="float" office:value="815.580011269895" calcext:value-type="float">
            <text:p>815.580011269895</text:p>
          </table:table-cell>
          <table:table-cell office:value-type="float" office:value="18.281463630352" calcext:value-type="float">
            <text:p>18.281463630352</text:p>
          </table:table-cell>
          <table:table-cell office:value-type="float" office:value="8.03600215911865" calcext:value-type="float">
            <text:p>8.036002159118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7_4_8_8_17</text:p>
          </table:table-cell>
          <table:table-cell office:value-type="float" office:value="1045.11420520865" calcext:value-type="float">
            <text:p>1045.11420520865</text:p>
          </table:table-cell>
          <table:table-cell office:value-type="float" office:value="889.765108229717" calcext:value-type="float">
            <text:p>889.765108229717</text:p>
          </table:table-cell>
          <table:table-cell office:value-type="float" office:value="14.8643178137573" calcext:value-type="float">
            <text:p>14.8643178137573</text:p>
          </table:table-cell>
          <table:table-cell office:value-type="float" office:value="18.929621219635" calcext:value-type="float">
            <text:p>18.9296212196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8_4_8_8_18</text:p>
          </table:table-cell>
          <table:table-cell office:value-type="float" office:value="1029.86747577233" calcext:value-type="float">
            <text:p>1029.86747577233</text:p>
          </table:table-cell>
          <table:table-cell office:value-type="float" office:value="860.202490037668" calcext:value-type="float">
            <text:p>860.202490037668</text:p>
          </table:table-cell>
          <table:table-cell office:value-type="float" office:value="16.4744483854513" calcext:value-type="float">
            <text:p>16.4744483854513</text:p>
          </table:table-cell>
          <table:table-cell office:value-type="float" office:value="65.4942326545715" calcext:value-type="float">
            <text:p>65.49423265457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9_4_8_8_19</text:p>
          </table:table-cell>
          <table:table-cell office:value-type="float" office:value="652.803889056093" calcext:value-type="float">
            <text:p>652.803889056093</text:p>
          </table:table-cell>
          <table:table-cell office:value-type="float" office:value="553.505524647391" calcext:value-type="float">
            <text:p>553.505524647391</text:p>
          </table:table-cell>
          <table:table-cell office:value-type="float" office:value="15.2110558888184" calcext:value-type="float">
            <text:p>15.2110558888184</text:p>
          </table:table-cell>
          <table:table-cell office:value-type="float" office:value="2.92200994491577" calcext:value-type="float">
            <text:p>2.922009944915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0_4_8_8_20</text:p>
          </table:table-cell>
          <table:table-cell office:value-type="float" office:value="1214.11573478031" calcext:value-type="float">
            <text:p>1214.11573478031</text:p>
          </table:table-cell>
          <table:table-cell office:value-type="float" office:value="1023.76227197873" calcext:value-type="float">
            <text:p>1023.76227197873</text:p>
          </table:table-cell>
          <table:table-cell office:value-type="float" office:value="15.6783622309301" calcext:value-type="float">
            <text:p>15.6783622309301</text:p>
          </table:table-cell>
          <table:table-cell office:value-type="float" office:value="11.9162414073944" calcext:value-type="float">
            <text:p>11.91624140739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1_4_8_8_21</text:p>
          </table:table-cell>
          <table:table-cell office:value-type="float" office:value="1263.69863473669" calcext:value-type="float">
            <text:p>1263.69863473669</text:p>
          </table:table-cell>
          <table:table-cell office:value-type="float" office:value="1116.86704386669" calcext:value-type="float">
            <text:p>1116.86704386669</text:p>
          </table:table-cell>
          <table:table-cell office:value-type="float" office:value="11.6191935983687" calcext:value-type="float">
            <text:p>11.6191935983687</text:p>
          </table:table-cell>
          <table:table-cell office:value-type="float" office:value="8.82629871368408" calcext:value-type="float">
            <text:p>8.826298713684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2_4_8_8_22</text:p>
          </table:table-cell>
          <table:table-cell office:value-type="float" office:value="928.891189483328" calcext:value-type="float">
            <text:p>928.891189483328</text:p>
          </table:table-cell>
          <table:table-cell office:value-type="float" office:value="824.112003238185" calcext:value-type="float">
            <text:p>824.112003238185</text:p>
          </table:table-cell>
          <table:table-cell office:value-type="float" office:value="11.2800279980504" calcext:value-type="float">
            <text:p>11.2800279980504</text:p>
          </table:table-cell>
          <table:table-cell office:value-type="float" office:value="10.6641547679901" calcext:value-type="float">
            <text:p>10.66415476799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3_4_8_8_23</text:p>
          </table:table-cell>
          <table:table-cell office:value-type="float" office:value="1384.122912526" calcext:value-type="float">
            <text:p>1384.122912526</text:p>
          </table:table-cell>
          <table:table-cell office:value-type="float" office:value="1219.35860838015" calcext:value-type="float">
            <text:p>1219.35860838015</text:p>
          </table:table-cell>
          <table:table-cell office:value-type="float" office:value="11.9038780916619" calcext:value-type="float">
            <text:p>11.9038780916619</text:p>
          </table:table-cell>
          <table:table-cell office:value-type="float" office:value="8.574303150177" calcext:value-type="float">
            <text:p>8.5743031501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4_4_8_8_24</text:p>
          </table:table-cell>
          <table:table-cell office:value-type="float" office:value="1237.9919837478" calcext:value-type="float">
            <text:p>1237.9919837478</text:p>
          </table:table-cell>
          <table:table-cell office:value-type="float" office:value="1029.3633492491" calcext:value-type="float">
            <text:p>1029.3633492491</text:p>
          </table:table-cell>
          <table:table-cell office:value-type="float" office:value="16.8521797586375" calcext:value-type="float">
            <text:p>16.8521797586375</text:p>
          </table:table-cell>
          <table:table-cell office:value-type="float" office:value="6.2135021686554" calcext:value-type="float">
            <text:p>6.21350216865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5_4_8_8_25</text:p>
          </table:table-cell>
          <table:table-cell office:value-type="float" office:value="947.475664669058" calcext:value-type="float">
            <text:p>947.475664669058</text:p>
          </table:table-cell>
          <table:table-cell office:value-type="float" office:value="806.274278457411" calcext:value-type="float">
            <text:p>806.274278457411</text:p>
          </table:table-cell>
          <table:table-cell office:value-type="float" office:value="14.9029037343104" calcext:value-type="float">
            <text:p>14.9029037343104</text:p>
          </table:table-cell>
          <table:table-cell office:value-type="float" office:value="13.1005249023438" calcext:value-type="float">
            <text:p>13.10052490234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6_4_8_8_26</text:p>
          </table:table-cell>
          <table:table-cell office:value-type="float" office:value="1253.75543991049" calcext:value-type="float">
            <text:p>1253.75543991049</text:p>
          </table:table-cell>
          <table:table-cell office:value-type="float" office:value="1030.50911806974" calcext:value-type="float">
            <text:p>1030.50911806974</text:p>
          </table:table-cell>
          <table:table-cell office:value-type="float" office:value="17.8062096270298" calcext:value-type="float">
            <text:p>17.8062096270298</text:p>
          </table:table-cell>
          <table:table-cell office:value-type="float" office:value="19.3169429302216" calcext:value-type="float">
            <text:p>19.31694293022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7_4_8_8_27</text:p>
          </table:table-cell>
          <table:table-cell office:value-type="float" office:value="1081.95884125734" calcext:value-type="float">
            <text:p>1081.95884125734</text:p>
          </table:table-cell>
          <table:table-cell office:value-type="float" office:value="900.095082308611" calcext:value-type="float">
            <text:p>900.095082308611</text:p>
          </table:table-cell>
          <table:table-cell office:value-type="float" office:value="16.8087502050806" calcext:value-type="float">
            <text:p>16.8087502050806</text:p>
          </table:table-cell>
          <table:table-cell office:value-type="float" office:value="17.237535238266" calcext:value-type="float">
            <text:p>17.23753523826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8_4_8_8_28</text:p>
          </table:table-cell>
          <table:table-cell office:value-type="float" office:value="1255.49546570036" calcext:value-type="float">
            <text:p>1255.49546570036</text:p>
          </table:table-cell>
          <table:table-cell office:value-type="float" office:value="1123.46413142314" calcext:value-type="float">
            <text:p>1123.46413142314</text:p>
          </table:table-cell>
          <table:table-cell office:value-type="float" office:value="10.5162732868628" calcext:value-type="float">
            <text:p>10.5162732868628</text:p>
          </table:table-cell>
          <table:table-cell office:value-type="float" office:value="6.68557357788086" calcext:value-type="float">
            <text:p>6.685573577880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9_4_8_8_29</text:p>
          </table:table-cell>
          <table:table-cell office:value-type="float" office:value="1044.64267893462" calcext:value-type="float">
            <text:p>1044.64267893462</text:p>
          </table:table-cell>
          <table:table-cell office:value-type="float" office:value="912.977829591701" calcext:value-type="float">
            <text:p>912.977829591701</text:p>
          </table:table-cell>
          <table:table-cell office:value-type="float" office:value="12.6038167880712" calcext:value-type="float">
            <text:p>12.6038167880712</text:p>
          </table:table-cell>
          <table:table-cell office:value-type="float" office:value="8.35700750350952" calcext:value-type="float">
            <text:p>8.35700750350952</text:p>
          </table:table-cell>
          <table:table-cell office:value-type="string" calcext:value-type="string">
            <text:p>True</text:p>
          </table:table-cell>
        </table:table-row>
      </table:table>
      <table:named-expressions/>
      <table:database-ranges>
        <table:database-range table:name="__Anonymous_Sheet_DB__0" table:target-range-address="admm_results.A2:admm_results.F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22T13:44:20.082692360</dc:date>
    <meta:editing-duration>PT1M11S</meta:editing-duration>
    <meta:editing-cycles>1</meta:editing-cycles>
    <meta:document-statistic meta:table-count="1" meta:cell-count="546" meta:object-count="0"/>
  </office:meta>
</office:document-meta>
</file>